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10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3.14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e-inverse-try1" table:style-name="ta1">
        <table:shapes>
          <draw:frame draw:z-index="0" draw:style-name="gr1" draw:text-style-name="P1" svg:width="15.999cm" svg:height="8.999cm" svg:x="28.027cm" svg:y="0.269cm">
            <draw:object draw:notify-on-update-of-ranges="'time-inverse-try1'.C1:'time-inverse-try1'.C1 'time-inverse-try1'.C2:'time-inverse-try1'.C34 'time-inverse-try1'.D1:'time-inverse-try1'.D1 'time-inverse-try1'.D2:'time-inverse-try1'.D34 'time-inverse-try1'.C1:'time-inverse-try1'.C1 'time-inverse-try1'.C2:'time-inverse-try1'.C34 'time-inverse-try1'.H1:'time-inverse-try1'.H1 'time-inverse-try1'.H2:'time-inverse-try1'.H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8.086cm" svg:y="10.316cm">
            <draw:object draw:notify-on-update-of-ranges="'time-inverse-try1'.C1:'time-inverse-try1'.C1 'time-inverse-try1'.C2:'time-inverse-try1'.C34 'time-inverse-try1'.F1:'time-inverse-try1'.F1 'time-inverse-try1'.F2:'time-inverse-try1'.F34 'time-inverse-try1'.C1:'time-inverse-try1'.C1 'time-inverse-try1'.C2:'time-inverse-try1'.C34 'time-inverse-try1'.G1:'time-inverse-try1'.G1 'time-inverse-try1'.G2:'time-inverse-try1'.G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Sample Size</text:p>
          </table:table-cell>
          <table:table-cell office:value-type="string" calcext:value-type="string">
            <text:p>Number Elements</text:p>
          </table:table-cell>
          <table:table-cell office:value-type="string" calcext:value-type="string">
            <text:p>avg Time (ms)</text:p>
          </table:table-cell>
          <table:table-cell table:style-name="Default" office:value-type="string" calcext:value-type="string">
            <text:p>avg Time (ns)</text:p>
          </table:table-cell>
          <table:table-cell office:value-type="string" calcext:value-type="string">
            <text:p>n*log(n)</text:p>
          </table:table-cell>
          <table:table-cell table:number-columns-repeated="2" office:value-type="string" calcext:value-type="string">
            <text:p>gerade</text:p>
          </table:table-cell>
        </table:table-row>
        <table:table-row table:style-name="ro1">
          <table:table-cell office:value-type="string" calcext:value-type="string">
            <text:p>quicksort middle pivot inverse sorted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0.00061" calcext:value-type="float">
            <text:p>6,10E-04</text:p>
          </table:table-cell>
          <table:table-cell table:style-name="Default" office:value-type="float" office:value="37968.78" calcext:value-type="float">
            <text:p>37968,78</text:p>
          </table:table-cell>
          <table:table-cell table:formula="of:=[.$C2]*LOG([.$C2];10)" office:value-type="float" office:value="3000" calcext:value-type="float">
            <text:p>3000</text:p>
          </table:table-cell>
          <table:table-cell table:formula="of:=[.$C2]*LOG([.$C2];10)" office:value-type="float" office:value="3000" calcext:value-type="float">
            <text:p>3000</text:p>
          </table:table-cell>
          <table:table-cell table:style-name="ce1" table:formula="of:=[.D2]" office:value-type="float" office:value="0.00061" calcext:value-type="float">
            <text:p>6,10E-04</text:p>
          </table:table-cell>
        </table:table-row>
        <table:table-row table:style-name="ro1">
          <table:table-cell office:value-type="string" calcext:value-type="string">
            <text:p>quicksort middle pivot inverse sorted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0.0045" calcext:value-type="float">
            <text:p>0,0045</text:p>
          </table:table-cell>
          <table:table-cell table:style-name="Default" office:value-type="float" office:value="525330.7" calcext:value-type="float">
            <text:p>525330,7</text:p>
          </table:table-cell>
          <table:table-cell table:formula="of:=[.$C3]*LOG([.$C3];10)" office:value-type="float" office:value="40000" calcext:value-type="float">
            <text:p>4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 inverse sorted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.0062" calcext:value-type="float">
            <text:p>1,0062</text:p>
          </table:table-cell>
          <table:table-cell table:style-name="Default" office:value-type="float" office:value="1156896.2" calcext:value-type="float">
            <text:p>1156896,2</text:p>
          </table:table-cell>
          <table:table-cell table:formula="of:=[.$C4]*LOG([.$C4];10)" office:value-type="float" office:value="86020.5999132796" calcext:value-type="float">
            <text:p>86020,59991327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 inverse sorted</text:p>
          </table:table-cell>
          <table:table-cell office:value-type="float" office:value="1000" calcext:value-type="float">
            <text:p>1000</text:p>
          </table:table-cell>
          <table:table-cell office:value-type="float" office:value="30000" calcext:value-type="float">
            <text:p>30000</text:p>
          </table:table-cell>
          <table:table-cell office:value-type="float" office:value="1.021" calcext:value-type="float">
            <text:p>1,021</text:p>
          </table:table-cell>
          <table:table-cell table:style-name="Default" office:value-type="float" office:value="1824571.6" calcext:value-type="float">
            <text:p>1824571,6</text:p>
          </table:table-cell>
          <table:table-cell table:formula="of:=[.$C5]*LOG([.$C5];10)" office:value-type="float" office:value="134313.63764159" calcext:value-type="float">
            <text:p>134313,63764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 inverse sorted</text:p>
          </table:table-cell>
          <table:table-cell office:value-type="float" office:value="1000" calcext:value-type="float">
            <text:p>1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.03" calcext:value-type="float">
            <text:p>2,03</text:p>
          </table:table-cell>
          <table:table-cell table:style-name="Default" office:value-type="float" office:value="2520133.8" calcext:value-type="float">
            <text:p>2520133,8</text:p>
          </table:table-cell>
          <table:table-cell table:formula="of:=[.$C6]*LOG([.$C6];10)" office:value-type="float" office:value="184082.399653118" calcext:value-type="float">
            <text:p>184082,399653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 inverse sorted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3.02" calcext:value-type="float">
            <text:p>3,02</text:p>
          </table:table-cell>
          <table:table-cell table:style-name="Default" office:value-type="float" office:value="3237241" calcext:value-type="float">
            <text:p>3237241</text:p>
          </table:table-cell>
          <table:table-cell table:formula="of:=[.$C7]*LOG([.$C7];10)" office:value-type="float" office:value="234948.500216801" calcext:value-type="float">
            <text:p>234948,5002168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 inverse sorted</text:p>
          </table:table-cell>
          <table:table-cell office:value-type="float" office:value="1000" calcext:value-type="float">
            <text:p>1000</text:p>
          </table:table-cell>
          <table:table-cell office:value-type="float" office:value="60000" calcext:value-type="float">
            <text:p>60000</text:p>
          </table:table-cell>
          <table:table-cell office:value-type="float" office:value="3.057" calcext:value-type="float">
            <text:p>3,057</text:p>
          </table:table-cell>
          <table:table-cell table:style-name="Default" office:value-type="float" office:value="3935922" calcext:value-type="float">
            <text:p>3935922</text:p>
          </table:table-cell>
          <table:table-cell table:formula="of:=[.$C8]*LOG([.$C8];10)" office:value-type="float" office:value="286689.075023019" calcext:value-type="float">
            <text:p>286689,075023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 inverse sorted</text:p>
          </table:table-cell>
          <table:table-cell office:value-type="float" office:value="1000" calcext:value-type="float">
            <text:p>1000</text:p>
          </table:table-cell>
          <table:table-cell office:value-type="float" office:value="70000" calcext:value-type="float">
            <text:p>70000</text:p>
          </table:table-cell>
          <table:table-cell office:value-type="float" office:value="4.062" calcext:value-type="float">
            <text:p>4,062</text:p>
          </table:table-cell>
          <table:table-cell table:style-name="Default" office:value-type="float" office:value="4704951.5" calcext:value-type="float">
            <text:p>4704951,5</text:p>
          </table:table-cell>
          <table:table-cell table:formula="of:=[.$C9]*LOG([.$C9];10)" office:value-type="float" office:value="339156.862800998" calcext:value-type="float">
            <text:p>339156,862800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 inverse sorted</text:p>
          </table:table-cell>
          <table:table-cell office:value-type="float" office:value="1000" calcext:value-type="float">
            <text:p>1000</text:p>
          </table:table-cell>
          <table:table-cell office:value-type="float" office:value="80000" calcext:value-type="float">
            <text:p>80000</text:p>
          </table:table-cell>
          <table:table-cell office:value-type="float" office:value="5.07" calcext:value-type="float">
            <text:p>5,07</text:p>
          </table:table-cell>
          <table:table-cell table:style-name="Default" office:value-type="float" office:value="5488734.5" calcext:value-type="float">
            <text:p>5488734,5</text:p>
          </table:table-cell>
          <table:table-cell table:formula="of:=[.$C10]*LOG([.$C10];10)" office:value-type="float" office:value="392247.198959355" calcext:value-type="float">
            <text:p>392247,198959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 inverse sorted</text:p>
          </table:table-cell>
          <table:table-cell office:value-type="float" office:value="1000" calcext:value-type="float">
            <text:p>1000</text:p>
          </table:table-cell>
          <table:table-cell office:value-type="float" office:value="90000" calcext:value-type="float">
            <text:p>90000</text:p>
          </table:table-cell>
          <table:table-cell office:value-type="float" office:value="6.065" calcext:value-type="float">
            <text:p>6,065</text:p>
          </table:table-cell>
          <table:table-cell table:style-name="Default" office:value-type="float" office:value="6234343" calcext:value-type="float">
            <text:p>6234343</text:p>
          </table:table-cell>
          <table:table-cell table:formula="of:=[.$C11]*LOG([.$C11];10)" office:value-type="float" office:value="445881.825849539" calcext:value-type="float">
            <text:p>445881,8258495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 inverse sorted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.22" calcext:value-type="float">
            <text:p>6,22</text:p>
          </table:table-cell>
          <table:table-cell table:style-name="Default" office:value-type="float" office:value="7084580" calcext:value-type="float">
            <text:p>7084580</text:p>
          </table:table-cell>
          <table:table-cell table:formula="of:=[.$C12]*LOG([.$C12];10)" office:value-type="float" office:value="500000" calcext:value-type="float">
            <text:p>5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 inverse sorted</text:p>
          </table:table-cell>
          <table:table-cell office:value-type="float" office:value="500" calcext:value-type="float">
            <text:p>5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4.44" calcext:value-type="float">
            <text:p>14,44</text:p>
          </table:table-cell>
          <table:table-cell office:value-type="float" office:value="15133074" calcext:value-type="float">
            <text:p>1,51E+07</text:p>
          </table:table-cell>
          <table:table-cell table:formula="of:=[.$C13]*LOG([.$C13];10)" office:value-type="float" office:value="1060205.9991328" calcext:value-type="float">
            <text:p>1060205,9991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 inverse sorted</text:p>
          </table:table-cell>
          <table:table-cell office:value-type="float" office:value="250" calcext:value-type="float">
            <text:p>250</text:p>
          </table:table-cell>
          <table:table-cell office:value-type="float" office:value="300000" calcext:value-type="float">
            <text:p>300000</text:p>
          </table:table-cell>
          <table:table-cell office:value-type="float" office:value="72.492" calcext:value-type="float">
            <text:p>72,492</text:p>
          </table:table-cell>
          <table:table-cell office:value-type="float" office:value="72927560" calcext:value-type="float">
            <text:p>7,29E+07</text:p>
          </table:table-cell>
          <table:table-cell table:formula="of:=[.$C14]*LOG([.$C14];10)" office:value-type="float" office:value="1643136.3764159" calcext:value-type="float">
            <text:p>1643136,3764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 inverse sorted</text:p>
          </table:table-cell>
          <table:table-cell office:value-type="float" office:value="150" calcext:value-type="float">
            <text:p>150</text:p>
          </table:table-cell>
          <table:table-cell office:value-type="float" office:value="400000" calcext:value-type="float">
            <text:p>400000</text:p>
          </table:table-cell>
          <table:table-cell office:value-type="float" office:value="97.346664" calcext:value-type="float">
            <text:p>97,346664</text:p>
          </table:table-cell>
          <table:table-cell office:value-type="float" office:value="97688864" calcext:value-type="float">
            <text:p>9,77E+07</text:p>
          </table:table-cell>
          <table:table-cell table:formula="of:=[.$C15]*LOG([.$C15];10)" office:value-type="float" office:value="2240823.99653118" calcext:value-type="float">
            <text:p>2240823,99653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 inverse sorted</text:p>
          </table:table-cell>
          <table:table-cell office:value-type="float" office:value="150" calcext:value-type="float">
            <text:p>15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28.44" calcext:value-type="float">
            <text:p>128,44</text:p>
          </table:table-cell>
          <table:table-cell office:value-type="float" office:value="128880176" calcext:value-type="float">
            <text:p>1,29E+08</text:p>
          </table:table-cell>
          <table:table-cell table:formula="of:=[.$C16]*LOG([.$C16];10)" office:value-type="float" office:value="2849485.00216801" calcext:value-type="float">
            <text:p>2849485,002168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 inverse sorted</text:p>
          </table:table-cell>
          <table:table-cell office:value-type="float" office:value="75" calcext:value-type="float">
            <text:p>75</text:p>
          </table:table-cell>
          <table:table-cell office:value-type="float" office:value="600000" calcext:value-type="float">
            <text:p>600000</text:p>
          </table:table-cell>
          <table:table-cell office:value-type="float" office:value="155.69333" calcext:value-type="float">
            <text:p>155,69333</text:p>
          </table:table-cell>
          <table:table-cell office:value-type="float" office:value="156166432" calcext:value-type="float">
            <text:p>1,56E+08</text:p>
          </table:table-cell>
          <table:table-cell table:formula="of:=[.$C17]*LOG([.$C17];10)" office:value-type="float" office:value="3466890.75023019" calcext:value-type="float">
            <text:p>3466890,75023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 inverse sorted</text:p>
          </table:table-cell>
          <table:table-cell office:value-type="float" office:value="75" calcext:value-type="float">
            <text:p>75</text:p>
          </table:table-cell>
          <table:table-cell office:value-type="float" office:value="700000" calcext:value-type="float">
            <text:p>700000</text:p>
          </table:table-cell>
          <table:table-cell office:value-type="float" office:value="194.73334" calcext:value-type="float">
            <text:p>194,73334</text:p>
          </table:table-cell>
          <table:table-cell office:value-type="float" office:value="195218336" calcext:value-type="float">
            <text:p>1,95E+08</text:p>
          </table:table-cell>
          <table:table-cell table:formula="of:=[.$C18]*LOG([.$C18];10)" office:value-type="float" office:value="4091568.62800998" calcext:value-type="float">
            <text:p>4091568,62800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 inverse sorted</text:p>
          </table:table-cell>
          <table:table-cell office:value-type="float" office:value="50" calcext:value-type="float">
            <text:p>50</text:p>
          </table:table-cell>
          <table:table-cell office:value-type="float" office:value="800000" calcext:value-type="float">
            <text:p>800000</text:p>
          </table:table-cell>
          <table:table-cell office:value-type="float" office:value="224.08" calcext:value-type="float">
            <text:p>224,08</text:p>
          </table:table-cell>
          <table:table-cell office:value-type="float" office:value="224696896" calcext:value-type="float">
            <text:p>2,25E+08</text:p>
          </table:table-cell>
          <table:table-cell table:formula="of:=[.$C19]*LOG([.$C19];10)" office:value-type="float" office:value="4722471.98959355" calcext:value-type="float">
            <text:p>4722471,98959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 inverse sorted</text:p>
          </table:table-cell>
          <table:table-cell office:value-type="float" office:value="50" calcext:value-type="float">
            <text:p>50</text:p>
          </table:table-cell>
          <table:table-cell office:value-type="float" office:value="900000" calcext:value-type="float">
            <text:p>900000</text:p>
          </table:table-cell>
          <table:table-cell office:value-type="float" office:value="241.74" calcext:value-type="float">
            <text:p>241,74</text:p>
          </table:table-cell>
          <table:table-cell office:value-type="float" office:value="242273200" calcext:value-type="float">
            <text:p>2,42E+08</text:p>
          </table:table-cell>
          <table:table-cell table:formula="of:=[.$C20]*LOG([.$C20];10)" office:value-type="float" office:value="5358818.25849539" calcext:value-type="float">
            <text:p>5358818,258495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 inverse sorted</text:p>
          </table:table-cell>
          <table:table-cell office:value-type="float" office:value="50" calcext:value-type="float">
            <text:p>5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72.08" calcext:value-type="float">
            <text:p>272,08</text:p>
          </table:table-cell>
          <table:table-cell office:value-type="float" office:value="272681344" calcext:value-type="float">
            <text:p>2,73E+08</text:p>
          </table:table-cell>
          <table:table-cell table:formula="of:=[.$C21]*LOG([.$C21];10)" office:value-type="float" office:value="6000000" calcext:value-type="float">
            <text:p>6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 inverse sorted</text:p>
          </table:table-cell>
          <table:table-cell office:value-type="float" office:value="25" calcext:value-type="float">
            <text:p>25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537.48" calcext:value-type="float">
            <text:p>537,48</text:p>
          </table:table-cell>
          <table:table-cell office:value-type="float" office:value="537987010" calcext:value-type="float">
            <text:p>5,38E+08</text:p>
          </table:table-cell>
          <table:table-cell table:formula="of:=[.$C22]*LOG([.$C22];10)" office:value-type="float" office:value="12602059.991328" calcext:value-type="float">
            <text:p>12602059,991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 inverse sorted</text:p>
          </table:table-cell>
          <table:table-cell office:value-type="float" office:value="10" calcext:value-type="float">
            <text:p>1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783.7" calcext:value-type="float">
            <text:p>783,7</text:p>
          </table:table-cell>
          <table:table-cell office:value-type="float" office:value="784123780" calcext:value-type="float">
            <text:p>7,84E+08</text:p>
          </table:table-cell>
          <table:table-cell table:formula="of:=[.$C23]*LOG([.$C23];10)" office:value-type="float" office:value="19431363.764159" calcext:value-type="float">
            <text:p>19431363,764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 inverse sorted</text:p>
          </table:table-cell>
          <table:table-cell office:value-type="float" office:value="10" calcext:value-type="float">
            <text:p>1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169.4" calcext:value-type="float">
            <text:p>1169,4</text:p>
          </table:table-cell>
          <table:table-cell office:value-type="float" office:value="1169854980" calcext:value-type="float">
            <text:p>1,17E+09</text:p>
          </table:table-cell>
          <table:table-cell table:formula="of:=[.$C24]*LOG([.$C24];10)" office:value-type="float" office:value="26408239.9653118" calcext:value-type="float">
            <text:p>26408239,9653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 inverse sorted</text:p>
          </table:table-cell>
          <table:table-cell office:value-type="float" office:value="10" calcext:value-type="float">
            <text:p>1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505.4" calcext:value-type="float">
            <text:p>1505,4</text:p>
          </table:table-cell>
          <table:table-cell office:value-type="float" office:value="1505935230" calcext:value-type="float">
            <text:p>1,51E+09</text:p>
          </table:table-cell>
          <table:table-cell table:formula="of:=[.$C25]*LOG([.$C25];10)" office:value-type="float" office:value="33494850.0216801" calcext:value-type="float">
            <text:p>33494850,02168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 inverse sorted</text:p>
          </table:table-cell>
          <table:table-cell office:value-type="float" office:value="10" calcext:value-type="float">
            <text:p>1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1892.9" calcext:value-type="float">
            <text:p>1892,9</text:p>
          </table:table-cell>
          <table:table-cell office:value-type="float" office:value="1893378050" calcext:value-type="float">
            <text:p>1,89E+09</text:p>
          </table:table-cell>
          <table:table-cell table:formula="of:=[.$C26]*LOG([.$C26];10)" office:value-type="float" office:value="40668907.5023019" calcext:value-type="float">
            <text:p>40668907,5023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 inverse sorted</text:p>
          </table:table-cell>
          <table:table-cell office:value-type="float" office:value="10" calcext:value-type="float">
            <text:p>1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2265.2" calcext:value-type="float">
            <text:p>2265,2</text:p>
          </table:table-cell>
          <table:table-cell office:value-type="float" office:value="2265574910" calcext:value-type="float">
            <text:p>2,27E+09</text:p>
          </table:table-cell>
          <table:table-cell table:formula="of:=[.$C27]*LOG([.$C27];10)" office:value-type="float" office:value="47915686.2800998" calcext:value-type="float">
            <text:p>47915686,2800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 inverse sorted</text:p>
          </table:table-cell>
          <table:table-cell office:value-type="float" office:value="10" calcext:value-type="float">
            <text:p>1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2536.9" calcext:value-type="float">
            <text:p>2536,9</text:p>
          </table:table-cell>
          <table:table-cell office:value-type="float" office:value="2537404930" calcext:value-type="float">
            <text:p>2,54E+09</text:p>
          </table:table-cell>
          <table:table-cell table:formula="of:=[.$C28]*LOG([.$C28];10)" office:value-type="float" office:value="55224719.8959355" calcext:value-type="float">
            <text:p>55224719,8959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 inverse sorted</text:p>
          </table:table-cell>
          <table:table-cell office:value-type="float" office:value="10" calcext:value-type="float">
            <text:p>10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3001" calcext:value-type="float">
            <text:p>3001</text:p>
          </table:table-cell>
          <table:table-cell office:value-type="float" office:value="3001463550" calcext:value-type="float">
            <text:p>3,00E+09</text:p>
          </table:table-cell>
          <table:table-cell table:formula="of:=[.$C29]*LOG([.$C29];10)" office:value-type="float" office:value="62588182.5849539" calcext:value-type="float">
            <text:p>62588182,58495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 inverse sorted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343.6" calcext:value-type="float">
            <text:p>3343,6</text:p>
          </table:table-cell>
          <table:table-cell office:value-type="float" office:value="3344116740" calcext:value-type="float">
            <text:p>3,34E+09</text:p>
          </table:table-cell>
          <table:table-cell table:formula="of:=[.$C30]*LOG([.$C30];10)" office:value-type="float" office:value="70000000" calcext:value-type="float">
            <text:p>70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 inverse sorted</text:p>
          </table:table-cell>
          <table:table-cell office:value-type="float" office:value="5" calcext:value-type="float">
            <text:p>5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7412.6" calcext:value-type="float">
            <text:p>7412,6</text:p>
          </table:table-cell>
          <table:table-cell office:value-type="float" office:value="7413094900" calcext:value-type="float">
            <text:p>7,41E+09</text:p>
          </table:table-cell>
          <table:table-cell table:formula="of:=[.$C31]*LOG([.$C31];10)" office:value-type="float" office:value="146020599.91328" calcext:value-type="float">
            <text:p>146020599,91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 inverse sorted</text:p>
          </table:table-cell>
          <table:table-cell office:value-type="float" office:value="5" calcext:value-type="float">
            <text:p>5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11280.8" calcext:value-type="float">
            <text:p>11280,8</text:p>
          </table:table-cell>
          <table:table-cell office:value-type="float" office:value="11281295400" calcext:value-type="float">
            <text:p>1,13E+10</text:p>
          </table:table-cell>
          <table:table-cell table:formula="of:=[.$C32]*LOG([.$C32];10)" office:value-type="float" office:value="224313637.64159" calcext:value-type="float">
            <text:p>224313637,64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 inverse sorted</text:p>
          </table:table-cell>
          <table:table-cell office:value-type="float" office:value="5" calcext:value-type="float">
            <text:p>5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15310.4" calcext:value-type="float">
            <text:p>15310,4</text:p>
          </table:table-cell>
          <table:table-cell office:value-type="float" office:value="15310842900" calcext:value-type="float">
            <text:p>1,53E+10</text:p>
          </table:table-cell>
          <table:table-cell table:formula="of:=[.$C33]*LOG([.$C33];10)" office:value-type="float" office:value="304082399.653118" calcext:value-type="float">
            <text:p>304082399,653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 inverse sorted</text:p>
          </table:table-cell>
          <table:table-cell office:value-type="float" office:value="5" calcext:value-type="float">
            <text:p>5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20490.8" calcext:value-type="float">
            <text:p>20490,8</text:p>
          </table:table-cell>
          <table:table-cell office:value-type="float" office:value="20491550700" calcext:value-type="float">
            <text:p>2,05E+10</text:p>
          </table:table-cell>
          <table:table-cell table:formula="of:=[.C$34]*LOG([.C$34];10)" office:value-type="float" office:value="384948500.216801" calcext:value-type="float">
            <text:p>384948500,216801</text:p>
          </table:table-cell>
          <table:table-cell table:formula="of:=[.$C34]*LOG([.$C34];10)" office:value-type="float" office:value="384948500.216801" calcext:value-type="float">
            <text:p>384948500,216801</text:p>
          </table:table-cell>
          <table:table-cell table:formula="of:=[.D34]" office:value-type="float" office:value="20490.8" calcext:value-type="float">
            <text:p>20490,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15T15:21:51.137897246</dc:date>
    <meta:editing-duration>PT19S</meta:editing-duration>
    <meta:editing-cycles>1</meta:editing-cycles>
    <meta:document-statistic meta:table-count="1" meta:cell-count="210" meta:object-count="2"/>
    <meta:generator>LibreOffice/7.1.3.2$Linux_X86_64 LibreOffice_project/1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3cm" svg:y="3.952cm" style:legend-expansion="high" chart:style-name="ch2"/>
        <chart:plot-area chart:style-name="ch3" table:cell-range-address="'time-inverse-try1'.C1:'time-inverse-try1'.D34 'time-inverse-try1'.H1:'time-inverse-try1'.H34" chart:data-source-has-labels="row" svg:x="0.32cm" svg:y="0.18cm" svg:width="11.793cm" svg:height="8.64cm">
          <chart:coordinate-region svg:x="2.053cm" svg:y="0.379cm" svg:width="9.317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ime-inverse-try1'.D2:'time-inverse-try1'.D34" chart:label-cell-address="'time-inverse-try1'.D1:'time-inverse-try1'.D1" chart:class="chart:scatter">
            <chart:domain table:cell-range-address="'time-inverse-try1'.C2:'time-inverse-try1'.C34"/>
            <chart:data-point chart:repeated="33"/>
          </chart:series>
          <chart:series chart:style-name="ch8" chart:values-cell-range-address="'time-inverse-try1'.H2:'time-inverse-try1'.H34" chart:label-cell-address="'time-inverse-try1'.H1:'time-inverse-try1'.H1" chart:class="chart:scatter">
            <chart:data-point chart:repeated="3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avg Time (ms)</text:p>
                <draw:g>
                  <svg:desc>'time-inverse-try1'.D1:'time-inverse-try1'.D1</svg:desc>
                </draw:g>
              </table:table-cell>
              <table:table-cell office:value-type="string">
                <text:p>gerade</text:p>
                <draw:g>
                  <svg:desc>'time-inverse-try1'.H1:'time-inverse-try1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time-inverse-try1'.C2:'time-inverse-try1'.C34</svg:desc>
                </draw:g>
              </table:table-cell>
              <table:table-cell office:value-type="float" office:value="0.00061">
                <text:p>0.00061</text:p>
                <draw:g>
                  <svg:desc>'time-inverse-try1'.D2:'time-inverse-try1'.D34</svg:desc>
                </draw:g>
              </table:table-cell>
              <table:table-cell office:value-type="float" office:value="0.00061">
                <text:p>0.00061</text:p>
                <draw:g>
                  <svg:desc>'time-inverse-try1'.H2:'time-inverse-try1'.H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0045">
                <text:p>0.0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">
                <text:p>20000</text:p>
              </table:table-cell>
              <table:table-cell office:value-type="float" office:value="1.0062">
                <text:p>1.0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">
                <text:p>30000</text:p>
              </table:table-cell>
              <table:table-cell office:value-type="float" office:value="1.021">
                <text:p>1.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">
                <text:p>40000</text:p>
              </table:table-cell>
              <table:table-cell office:value-type="float" office:value="2.03">
                <text:p>2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3.02">
                <text:p>3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">
                <text:p>60000</text:p>
              </table:table-cell>
              <table:table-cell office:value-type="float" office:value="3.057">
                <text:p>3.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0">
                <text:p>70000</text:p>
              </table:table-cell>
              <table:table-cell office:value-type="float" office:value="4.062">
                <text:p>4.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0">
                <text:p>80000</text:p>
              </table:table-cell>
              <table:table-cell office:value-type="float" office:value="5.07">
                <text:p>5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0">
                <text:p>90000</text:p>
              </table:table-cell>
              <table:table-cell office:value-type="float" office:value="6.065">
                <text:p>6.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">
                <text:p>100000</text:p>
              </table:table-cell>
              <table:table-cell office:value-type="float" office:value="6.22">
                <text:p>6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00">
                <text:p>200000</text:p>
              </table:table-cell>
              <table:table-cell office:value-type="float" office:value="14.44">
                <text:p>14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0000">
                <text:p>300000</text:p>
              </table:table-cell>
              <table:table-cell office:value-type="float" office:value="72.492">
                <text:p>72.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0000">
                <text:p>400000</text:p>
              </table:table-cell>
              <table:table-cell office:value-type="float" office:value="97.346664">
                <text:p>97.346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00">
                <text:p>500000</text:p>
              </table:table-cell>
              <table:table-cell office:value-type="float" office:value="128.44">
                <text:p>128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0000">
                <text:p>600000</text:p>
              </table:table-cell>
              <table:table-cell office:value-type="float" office:value="155.69333">
                <text:p>155.69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00000">
                <text:p>700000</text:p>
              </table:table-cell>
              <table:table-cell office:value-type="float" office:value="194.73334">
                <text:p>194.73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0000">
                <text:p>800000</text:p>
              </table:table-cell>
              <table:table-cell office:value-type="float" office:value="224.08">
                <text:p>224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000">
                <text:p>900000</text:p>
              </table:table-cell>
              <table:table-cell office:value-type="float" office:value="241.74">
                <text:p>241.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00">
                <text:p>1000000</text:p>
              </table:table-cell>
              <table:table-cell office:value-type="float" office:value="272.08">
                <text:p>272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00">
                <text:p>2000000</text:p>
              </table:table-cell>
              <table:table-cell office:value-type="float" office:value="537.48">
                <text:p>537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00000">
                <text:p>3000000</text:p>
              </table:table-cell>
              <table:table-cell office:value-type="float" office:value="783.7">
                <text:p>783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00000">
                <text:p>4000000</text:p>
              </table:table-cell>
              <table:table-cell office:value-type="float" office:value="1169.4">
                <text:p>116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000">
                <text:p>5000000</text:p>
              </table:table-cell>
              <table:table-cell office:value-type="float" office:value="1505.4">
                <text:p>1505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00000">
                <text:p>6000000</text:p>
              </table:table-cell>
              <table:table-cell office:value-type="float" office:value="1892.9">
                <text:p>1892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000000">
                <text:p>7000000</text:p>
              </table:table-cell>
              <table:table-cell office:value-type="float" office:value="2265.2">
                <text:p>2265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000000">
                <text:p>8000000</text:p>
              </table:table-cell>
              <table:table-cell office:value-type="float" office:value="2536.9">
                <text:p>2536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00000">
                <text:p>9000000</text:p>
              </table:table-cell>
              <table:table-cell office:value-type="float" office:value="3001">
                <text:p>3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00000">
                <text:p>10000000</text:p>
              </table:table-cell>
              <table:table-cell office:value-type="float" office:value="3343.6">
                <text:p>3343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00000">
                <text:p>20000000</text:p>
              </table:table-cell>
              <table:table-cell office:value-type="float" office:value="7412.6">
                <text:p>7412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0000">
                <text:p>30000000</text:p>
              </table:table-cell>
              <table:table-cell office:value-type="float" office:value="11280.8">
                <text:p>1128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000000">
                <text:p>40000000</text:p>
              </table:table-cell>
              <table:table-cell office:value-type="float" office:value="15310.4">
                <text:p>1531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000000">
                <text:p>50000000</text:p>
              </table:table-cell>
              <table:table-cell office:value-type="float" office:value="20490.8">
                <text:p>20490.8</text:p>
              </table:table-cell>
              <table:table-cell office:value-type="float" office:value="20490.8">
                <text:p>20490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92cm" svg:y="3.952cm" style:legend-expansion="high" chart:style-name="ch2"/>
        <chart:plot-area chart:style-name="ch3" table:cell-range-address="'time-inverse-try1'.C1:'time-inverse-try1'.C34 'time-inverse-try1'.F1:'time-inverse-try1'.G34" chart:data-source-has-labels="row" svg:x="0.32cm" svg:y="0.18cm" svg:width="12.852cm" svg:height="8.64cm">
          <chart:coordinate-region svg:x="2.238cm" svg:y="0.379cm" svg:width="10.19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ime-inverse-try1'.F2:'time-inverse-try1'.F34" chart:label-cell-address="'time-inverse-try1'.F1:'time-inverse-try1'.F1" chart:class="chart:scatter">
            <chart:domain table:cell-range-address="'time-inverse-try1'.C2:'time-inverse-try1'.C34"/>
            <chart:data-point chart:repeated="33"/>
          </chart:series>
          <chart:series chart:style-name="ch8" chart:values-cell-range-address="'time-inverse-try1'.G2:'time-inverse-try1'.G34" chart:label-cell-address="'time-inverse-try1'.G1:'time-inverse-try1'.G1" chart:class="chart:scatter">
            <chart:data-point chart:repeated="3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n*log(n)</text:p>
                <draw:g>
                  <svg:desc>'time-inverse-try1'.F1:'time-inverse-try1'.F1</svg:desc>
                </draw:g>
              </table:table-cell>
              <table:table-cell office:value-type="string">
                <text:p>gerade</text:p>
                <draw:g>
                  <svg:desc>'time-inverse-try1'.G1:'time-inverse-try1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time-inverse-try1'.C2:'time-inverse-try1'.C34</svg:desc>
                </draw:g>
              </table:table-cell>
              <table:table-cell office:value-type="float" office:value="3000">
                <text:p>3000</text:p>
                <draw:g>
                  <svg:desc>'time-inverse-try1'.F2:'time-inverse-try1'.F34</svg:desc>
                </draw:g>
              </table:table-cell>
              <table:table-cell office:value-type="float" office:value="3000">
                <text:p>3000</text:p>
                <draw:g>
                  <svg:desc>'time-inverse-try1'.G2:'time-inverse-try1'.G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40000">
                <text:p>4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">
                <text:p>20000</text:p>
              </table:table-cell>
              <table:table-cell office:value-type="float" office:value="86020.5999132796">
                <text:p>86020.5999132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">
                <text:p>30000</text:p>
              </table:table-cell>
              <table:table-cell office:value-type="float" office:value="134313.63764159">
                <text:p>134313.63764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">
                <text:p>40000</text:p>
              </table:table-cell>
              <table:table-cell office:value-type="float" office:value="184082.399653118">
                <text:p>184082.399653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234948.500216801">
                <text:p>234948.500216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">
                <text:p>60000</text:p>
              </table:table-cell>
              <table:table-cell office:value-type="float" office:value="286689.075023019">
                <text:p>286689.075023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0">
                <text:p>70000</text:p>
              </table:table-cell>
              <table:table-cell office:value-type="float" office:value="339156.862800998">
                <text:p>339156.862800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0">
                <text:p>80000</text:p>
              </table:table-cell>
              <table:table-cell office:value-type="float" office:value="392247.198959355">
                <text:p>392247.198959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0">
                <text:p>90000</text:p>
              </table:table-cell>
              <table:table-cell office:value-type="float" office:value="445881.825849539">
                <text:p>445881.825849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00">
                <text:p>200000</text:p>
              </table:table-cell>
              <table:table-cell office:value-type="float" office:value="1060205.9991328">
                <text:p>1060205.9991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0000">
                <text:p>300000</text:p>
              </table:table-cell>
              <table:table-cell office:value-type="float" office:value="1643136.3764159">
                <text:p>1643136.3764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0000">
                <text:p>400000</text:p>
              </table:table-cell>
              <table:table-cell office:value-type="float" office:value="2240823.99653118">
                <text:p>2240823.99653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00">
                <text:p>500000</text:p>
              </table:table-cell>
              <table:table-cell office:value-type="float" office:value="2849485.00216801">
                <text:p>2849485.00216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0000">
                <text:p>600000</text:p>
              </table:table-cell>
              <table:table-cell office:value-type="float" office:value="3466890.75023019">
                <text:p>3466890.75023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00000">
                <text:p>700000</text:p>
              </table:table-cell>
              <table:table-cell office:value-type="float" office:value="4091568.62800998">
                <text:p>4091568.62800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0000">
                <text:p>800000</text:p>
              </table:table-cell>
              <table:table-cell office:value-type="float" office:value="4722471.98959355">
                <text:p>4722471.98959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000">
                <text:p>900000</text:p>
              </table:table-cell>
              <table:table-cell office:value-type="float" office:value="5358818.25849539">
                <text:p>5358818.25849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00">
                <text:p>1000000</text:p>
              </table:table-cell>
              <table:table-cell office:value-type="float" office:value="6000000">
                <text:p>6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00">
                <text:p>2000000</text:p>
              </table:table-cell>
              <table:table-cell office:value-type="float" office:value="12602059.991328">
                <text:p>12602059.991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00000">
                <text:p>3000000</text:p>
              </table:table-cell>
              <table:table-cell office:value-type="float" office:value="19431363.764159">
                <text:p>19431363.764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00000">
                <text:p>4000000</text:p>
              </table:table-cell>
              <table:table-cell office:value-type="float" office:value="26408239.9653118">
                <text:p>26408239.9653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000">
                <text:p>5000000</text:p>
              </table:table-cell>
              <table:table-cell office:value-type="float" office:value="33494850.0216801">
                <text:p>33494850.0216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00000">
                <text:p>6000000</text:p>
              </table:table-cell>
              <table:table-cell office:value-type="float" office:value="40668907.5023019">
                <text:p>40668907.5023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000000">
                <text:p>7000000</text:p>
              </table:table-cell>
              <table:table-cell office:value-type="float" office:value="47915686.2800998">
                <text:p>47915686.2800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000000">
                <text:p>8000000</text:p>
              </table:table-cell>
              <table:table-cell office:value-type="float" office:value="55224719.8959355">
                <text:p>55224719.8959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00000">
                <text:p>9000000</text:p>
              </table:table-cell>
              <table:table-cell office:value-type="float" office:value="62588182.5849539">
                <text:p>62588182.5849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00000">
                <text:p>10000000</text:p>
              </table:table-cell>
              <table:table-cell office:value-type="float" office:value="70000000">
                <text:p>70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00000">
                <text:p>20000000</text:p>
              </table:table-cell>
              <table:table-cell office:value-type="float" office:value="146020599.91328">
                <text:p>146020599.91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0000">
                <text:p>30000000</text:p>
              </table:table-cell>
              <table:table-cell office:value-type="float" office:value="224313637.64159">
                <text:p>224313637.64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000000">
                <text:p>40000000</text:p>
              </table:table-cell>
              <table:table-cell office:value-type="float" office:value="304082399.653118">
                <text:p>304082399.653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000000">
                <text:p>50000000</text:p>
              </table:table-cell>
              <table:table-cell office:value-type="float" office:value="384948500.216801">
                <text:p>384948500.216801</text:p>
              </table:table-cell>
              <table:table-cell office:value-type="float" office:value="384948500.216801">
                <text:p>384948500.2168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